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cm" fo:border="none"/>
    </style:style>
    <style:style style:name="P2" style:family="paragraph" style:parent-style-name="Heading_20_3">
      <style:paragraph-properties fo:margin-left="0cm" fo:margin-right="0cm" fo:text-indent="0cm" style:auto-text-indent="false" fo:padding="0cm" fo:border="none"/>
      <style:text-properties fo:font-size="14pt" officeooo:rsid="000e5a68" officeooo:paragraph-rsid="000e5a68" style:font-size-asian="14pt" style:font-size-complex="14pt"/>
    </style:style>
    <style:style style:name="P3"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4" style:family="paragraph" style:parent-style-name="Text_20_body" style:list-style-name="L1">
      <style:paragraph-properties fo:margin-left="0cm" fo:margin-right="0cm" fo:text-indent="0cm" style:auto-text-indent="false" fo:padding="0cm" fo:border="none"/>
    </style:style>
    <style:style style:name="P5"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6" style:family="paragraph" style:parent-style-name="Text_20_body" style:list-style-name="L2">
      <style:paragraph-properties fo:margin-left="0cm" fo:margin-right="0cm" fo:text-indent="0cm" style:auto-text-indent="false" fo:padding="0cm" fo:border="none"/>
    </style:style>
    <style:style style:name="P7"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8" style:family="paragraph" style:parent-style-name="Text_20_body" style:list-style-name="L3">
      <style:paragraph-properties fo:margin-left="0cm" fo:margin-right="0cm" fo:text-indent="0cm" style:auto-text-indent="false" fo:padding="0cm" fo:border="none"/>
    </style:style>
    <style:style style:name="P9"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10" style:family="paragraph" style:parent-style-name="Text_20_body" style:list-style-name="L4">
      <style:paragraph-properties fo:margin-left="0cm" fo:margin-right="0cm" fo:text-indent="0cm" style:auto-text-indent="false" fo:padding="0cm" fo:border="none"/>
    </style:style>
    <style:style style:name="P11" style:family="paragraph" style:parent-style-name="Text_20_body">
      <style:paragraph-properties fo:margin-left="0cm" fo:margin-right="0cm" fo:text-indent="0cm" style:auto-text-indent="false" fo:padding="0cm" fo:border="none"/>
      <style:text-properties officeooo:rsid="000e5a68" officeooo:paragraph-rsid="000e5a68"/>
    </style:style>
    <style:style style:name="P12" style:family="paragraph" style:parent-style-name="Text_20_body">
      <style:paragraph-properties fo:margin-left="0cm" fo:margin-right="0cm" fo:text-indent="0cm" style:auto-text-indent="false" fo:padding="0cm" fo:border="none"/>
      <style:text-properties fo:font-weight="bold" officeooo:rsid="000e5a68" officeooo:paragraph-rsid="000e5a68" style:font-weight-asian="bold" style:font-weight-complex="bold"/>
    </style:style>
    <style:style style:name="P13" style:family="paragraph" style:parent-style-name="Text_20_body">
      <style:paragraph-properties fo:margin-left="0cm" fo:margin-right="0cm" fo:text-indent="0cm" style:auto-text-indent="false" fo:padding="0cm" fo:border="none"/>
      <style:text-properties fo:font-size="14pt" fo:font-weight="bold" officeooo:rsid="000e5a68" officeooo:paragraph-rsid="000e5a68" style:font-size-asian="14pt" style:font-weight-asian="bold" style:font-size-complex="14pt" style:font-weight-complex="bold"/>
    </style:style>
    <style:style style:name="P14" style:family="paragraph" style:parent-style-name="Text_20_body">
      <style:paragraph-properties fo:margin-left="0cm" fo:margin-right="0cm" fo:text-indent="0cm" style:auto-text-indent="false" fo:padding="0cm" fo:border="none"/>
    </style:style>
    <style:style style:name="P15" style:family="paragraph" style:parent-style-name="Text_20_body">
      <style:paragraph-properties fo:margin-left="0cm" fo:margin-right="0cm" fo:text-indent="0cm" style:auto-text-indent="false" fo:padding="0cm" fo:border="none"/>
      <style:text-properties officeooo:paragraph-rsid="000ead74"/>
    </style:style>
    <style:style style:name="T1" style:family="text">
      <style:text-properties loext:padding="0cm" loext:border="none"/>
    </style:style>
    <style:style style:name="T2" style:family="text">
      <style:text-properties fo:font-weight="normal" officeooo:rsid="000ead74" style:font-weight-asian="normal" style:font-weight-complex="normal" loext:padding="0cm" loext:border="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ead74" style:font-size-asian="12pt" style:font-weight-asian="normal" style:font-size-complex="12pt" style:font-weight-complex="normal"/>
    </style:style>
    <style:style style:name="T5" style:family="text">
      <style:text-properties officeooo:rsid="000ead74" loext:padding="0cm" loext:border="none"/>
    </style:style>
    <style:style style:name="T6" style:family="text">
      <style:text-properties fo:font-size="14pt" officeooo:rsid="000ead74" style:font-size-asian="14pt" style:font-size-complex="14pt"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Project Target</text:h>
      <text:p text:style-name="P11"><text:tab/>To inspect clients and find what correlates with more purchases and build filter which outputs customers with more potential.</text:p>
      <text:p text:style-name="P13">Project Methods</text:p>
      <text:p text:style-name="P13"><text:tab/><text:span text:style-name="T3">For customer inspection I used correlation matrix to see what attributes correlate with purchase amount.</text:span></text:p>
      <text:p text:style-name="P12"><text:span text:style-name="T3"><text:tab/>For targeting I used two models – linear regression and neural network. At the end the Neural network was selected because of smaller error in validation results. Network was used together with standard deviation. Standard deviation was used to filter out clients who have most potential according to found attributes (positive deviation indicating more potential) and neural network was used to filter out clients who are purchasing lower than </text:span><text:span text:style-name="T4">the </text:span><text:span text:style-name="T3">average. </text:span><text:span text:style-name="T4">Then intersecting customers (those who fell in both groups) were filtered for targeting.</text:span></text:p>
      <text:p text:style-name="P15"><text:span text:style-name="Strong_20_Emphasis"><text:span text:style-name="T6">Files</text:span></text:span></text:p>
      <text:p text:style-name="P1"><text:span text:style-name="Strong_20_Emphasis"><text:span text:style-name="T1"><text:tab/></text:span></text:span><text:span text:style-name="Strong_20_Emphasis"><text:span text:style-name="T2">customer_analysis.ipynb – contains analysis and modeling</text:span></text:span></text:p>
      <text:p text:style-name="P1"><text:span text:style-name="Strong_20_Emphasis"><text:span text:style-name="T2"><text:tab/>marketing_campaign.csv – contains customer data</text:span></text:span></text:p>
      <text:p text:style-name="P1"><text:span text:style-name="Strong_20_Emphasis"><text:span text:style-name="T2"><text:tab/>optimization.py – contains hyperparameter tuning algorithm using multiprocessing for more performance.</text:span></text:span></text:p>
      <text:p text:style-name="P1"><text:span text:style-name="Strong_20_Emphasis"><text:span text:style-name="T2"><text:tab/>optimized_parameters.joblib – contains parameters found in optimization process.</text:span></text:span></text:p>
      <text:p text:style-name="P1"><text:span text:style-name="Strong_20_Emphasis"><text:span text:style-name="T2"><text:tab/>scaled_data.sav – contains preprocesses data, ready for training.</text:span></text:span></text:p>
      <text:p text:style-name="P1"><text:span text:style-name="Strong_20_Emphasis"><text:span text:style-name="T2"><text:tab/>scaled_target.sav – contains preprocessed targets for training.</text:span></text:span></text:p>
      <text:p text:style-name="P1"><text:span text:style-name="Strong_20_Emphasis"><text:span text:style-name="T1"/></text:span></text:p>
      <text:p text:style-name="P1"><text:span text:style-name="Strong_20_Emphasis"><text:span text:style-name="T1">Attributes </text:span></text:span><text:span text:style-name="Strong_20_Emphasis"><text:span text:style-name="T5">in marketing_campaign.csv file</text:span></text:span></text:p>
      <text:p text:style-name="P1"><text:span text:style-name="Strong_20_Emphasis"><text:span text:style-name="T1">People</text:span></text:span></text:p>
      <text:list text:style-name="L1">
        <text:list-item>
          <text:p text:style-name="P3">ID: Customer's unique identifier</text:p>
        </text:list-item>
        <text:list-item>
          <text:p text:style-name="P3">Year_Birth: Customer's birth year</text:p>
        </text:list-item>
        <text:list-item>
          <text:p text:style-name="P3">Education: Customer's education level</text:p>
        </text:list-item>
        <text:list-item>
          <text:p text:style-name="P3">Marital_Status: Customer's marital status</text:p>
        </text:list-item>
        <text:list-item>
          <text:p text:style-name="P3">Income: Customer's yearly household income</text:p>
        </text:list-item>
        <text:list-item>
          <text:p text:style-name="P3">Kidhome: Number of children in customer's household</text:p>
        </text:list-item>
        <text:list-item>
          <text:p text:style-name="P3">Teenhome: Number of teenagers in customer's household</text:p>
        </text:list-item>
        <text:list-item>
          <text:p text:style-name="P3">Dt_Customer: Date of customer's enrollment with the company</text:p>
        </text:list-item>
        <text:list-item>
          <text:p text:style-name="P3">Recency: Number of days since customer's last purchase</text:p>
        </text:list-item>
        <text:list-item>
          <text:p text:style-name="P4">Complain: 1 if the customer complained in the last 2 years, 0 otherwise</text:p>
        </text:list-item>
      </text:list>
      <text:p text:style-name="P1"><text:span text:style-name="Strong_20_Emphasis"><text:span text:style-name="T1">Products</text:span></text:span></text:p>
      <text:list text:style-name="L2">
        <text:list-item>
          <text:p text:style-name="P5">MntWines: Amount spent on wine in last 2 years</text:p>
        </text:list-item>
        <text:list-item>
          <text:p text:style-name="P5">MntFruits: Amount spent on fruits in last 2 years</text:p>
        </text:list-item>
        <text:list-item>
          <text:p text:style-name="P5">MntMeatProducts: Amount spent on meat in last 2 years</text:p>
        </text:list-item>
        <text:list-item>
          <text:p text:style-name="P5"><text:soft-page-break/>MntFishProducts: Amount spent on fish in last 2 years</text:p>
        </text:list-item>
        <text:list-item>
          <text:p text:style-name="P5">MntSweetProducts: Amount spent on sweets in last 2 years</text:p>
        </text:list-item>
        <text:list-item>
          <text:p text:style-name="P6">MntGoldProds: Amount spent on gold in last 2 years</text:p>
        </text:list-item>
      </text:list>
      <text:p text:style-name="P1"><text:span text:style-name="Strong_20_Emphasis"><text:span text:style-name="T1">Promotion</text:span></text:span></text:p>
      <text:list text:style-name="L3">
        <text:list-item>
          <text:p text:style-name="P7">NumDealsPurchases: Number of purchases made with a discount</text:p>
        </text:list-item>
        <text:list-item>
          <text:p text:style-name="P7">AcceptedCmp1: 1 if customer accepted the offer in the 1st campaign, 0 otherwise</text:p>
        </text:list-item>
        <text:list-item>
          <text:p text:style-name="P7">AcceptedCmp2: 1 if customer accepted the offer in the 2nd campaign, 0 otherwise</text:p>
        </text:list-item>
        <text:list-item>
          <text:p text:style-name="P7">AcceptedCmp3: 1 if customer accepted the offer in the 3rd campaign, 0 otherwise</text:p>
        </text:list-item>
        <text:list-item>
          <text:p text:style-name="P7">AcceptedCmp4: 1 if customer accepted the offer in the 4th campaign, 0 otherwise</text:p>
        </text:list-item>
        <text:list-item>
          <text:p text:style-name="P7">AcceptedCmp5: 1 if customer accepted the offer in the 5th campaign, 0 otherwise</text:p>
        </text:list-item>
        <text:list-item>
          <text:p text:style-name="P8">Response: 1 if customer accepted the offer in the last campaign, 0 otherwise</text:p>
        </text:list-item>
      </text:list>
      <text:p text:style-name="P1"><text:span text:style-name="Strong_20_Emphasis"><text:span text:style-name="T1"/></text:span></text:p>
      <text:p text:style-name="P1"><text:span text:style-name="Strong_20_Emphasis"><text:span text:style-name="T1">Place</text:span></text:span></text:p>
      <text:list text:style-name="L4">
        <text:list-item>
          <text:p text:style-name="P9">NumWebPurchases: Number of purchases made through the company’s website</text:p>
        </text:list-item>
        <text:list-item>
          <text:p text:style-name="P9">NumCatalogPurchases: Number of purchases made using a catalogue</text:p>
        </text:list-item>
        <text:list-item>
          <text:p text:style-name="P9">NumStorePurchases: Number of purchases made directly in stores</text:p>
        </text:list-item>
        <text:list-item>
          <text:p text:style-name="P10">NumWebVisitsMonth: Number of visits to company’s website in the last month</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4T20:44:07.131000000</meta:creation-date>
    <dc:date>2024-09-29T09:45:03.381000000</dc:date>
    <meta:editing-duration>PT42M46S</meta:editing-duration>
    <meta:editing-cycles>5</meta:editing-cycles>
    <meta:generator>LibreOffice/24.2.2.2$Windows_X86_64 LibreOffice_project/d56cc158d8a96260b836f100ef4b4ef25d6f1a01</meta:generator>
    <meta:print-date>2024-09-29T09:44:52.797000000</meta:print-date>
    <meta:printed-by>PDF files</meta:printed-by>
    <meta:document-statistic meta:table-count="0" meta:image-count="0" meta:object-count="0" meta:page-count="2" meta:paragraph-count="44" meta:word-count="436" meta:character-count="2907" meta:non-whitespace-character-count="2526"/>
  </office:meta>
</office:document-meta>
</file>